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4bf2" officeooo:paragraph-rsid="00034bf2"/>
    </style:style>
    <style:style style:name="P2" style:family="paragraph" style:parent-style-name="Text_20_body">
      <style:text-properties officeooo:rsid="00034bf2" officeooo:paragraph-rsid="0003fe64"/>
    </style:style>
    <style:style style:name="P3" style:family="paragraph" style:parent-style-name="Text_20_body" style:list-style-name="">
      <style:text-properties fo:font-style="italic" officeooo:rsid="00034bf2" officeooo:paragraph-rsid="00034bf2" style:font-style-asian="italic" style:font-style-complex="italic"/>
    </style:style>
    <style:style style:name="P4" style:family="paragraph" style:parent-style-name="Text_20_body">
      <style:text-properties officeooo:rsid="0006e061" officeooo:paragraph-rsid="0006e061"/>
    </style:style>
    <style:style style:name="P5" style:family="paragraph" style:parent-style-name="Text_20_body">
      <style:text-properties officeooo:paragraph-rsid="0008361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1" style:list-style-name="">
      <style:text-properties fo:font-style="italic" officeooo:rsid="00034bf2" officeooo:paragraph-rsid="00034bf2" style:font-style-asian="italic" style:font-style-complex="italic"/>
    </style:style>
    <style:style style:name="P8" style:family="paragraph" style:parent-style-name="Heading_20_1">
      <style:text-properties officeooo:paragraph-rsid="0008361d"/>
    </style:style>
    <style:style style:name="P9" style:family="paragraph" style:parent-style-name="Heading_20_2">
      <style:text-properties officeooo:paragraph-rsid="0005115e"/>
    </style:style>
    <style:style style:name="P10" style:family="paragraph" style:parent-style-name="Heading_20_2">
      <style:text-properties officeooo:paragraph-rsid="0008361d"/>
    </style:style>
    <style:style style:name="P11" style:family="paragraph" style:parent-style-name="Heading_20_3">
      <style:text-properties officeooo:paragraph-rsid="0005115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6e06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table-of-content text:style-name="Sect1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2">Index</text:p>
          </text:index-title>
          <text:p text:style-name="P13"><text:a xlink:type="simple" xlink:href="#__RefHeading___Toc107_1981061142" text:style-name="Index_20_Link" text:visited-style-name="Index_20_Link">1Overview<text:tab/>3</text:a></text:p>
          <text:p text:style-name="P13"><text:a xlink:type="simple" xlink:href="#__RefHeading___Toc109_1981061142" text:style-name="Index_20_Link" text:visited-style-name="Index_20_Link">2System description<text:tab/>3</text:a></text:p>
          <text:p text:style-name="P14"><text:a xlink:type="simple" xlink:href="#__RefHeading___Toc111_1981061142" text:style-name="Index_20_Link" text:visited-style-name="Index_20_Link">2.1Data flow<text:tab/>3</text:a></text:p>
          <text:p text:style-name="P14"><text:a xlink:type="simple" xlink:href="#__RefHeading___Toc254_1981061142" text:style-name="Index_20_Link" text:visited-style-name="Index_20_Link">2.2Hardware<text:tab/>3</text:a></text:p>
          <text:p text:style-name="P15"><text:a xlink:type="simple" xlink:href="#__RefHeading___Toc256_1981061142" text:style-name="Index_20_Link" text:visited-style-name="Index_20_Link">2.2.1Main computer<text:tab/>3</text:a></text:p>
          <text:p text:style-name="P15"><text:a xlink:type="simple" xlink:href="#__RefHeading___Toc258_1981061142" text:style-name="Index_20_Link" text:visited-style-name="Index_20_Link">2.2.2HUB<text:tab/>3</text:a></text:p>
          <text:p text:style-name="P15"><text:a xlink:type="simple" xlink:href="#__RefHeading___Toc260_1981061142" text:style-name="Index_20_Link" text:visited-style-name="Index_20_Link">2.2.3Node<text:tab/>3</text:a></text:p>
          <text:p text:style-name="P14"><text:a xlink:type="simple" xlink:href="#__RefHeading___Toc115_1981061142" text:style-name="Index_20_Link" text:visited-style-name="Index_20_Link">2.3Software<text:tab/>3</text:a></text:p>
          <text:p text:style-name="P15"><text:a xlink:type="simple" xlink:href="#__RefHeading___Toc117_1981061142" text:style-name="Index_20_Link" text:visited-style-name="Index_20_Link">2.3.1Database<text:tab/>3</text:a></text:p>
          <text:p text:style-name="P15"><text:a xlink:type="simple" xlink:href="#__RefHeading___Toc119_1981061142" text:style-name="Index_20_Link" text:visited-style-name="Index_20_Link">2.3.2Python<text:tab/>3</text:a></text:p>
          <text:p text:style-name="P15"><text:a xlink:type="simple" xlink:href="#__RefHeading___Toc121_1981061142" text:style-name="Index_20_Link" text:visited-style-name="Index_20_Link">2.3.3Arduino HUB<text:tab/>3</text:a></text:p>
          <text:p text:style-name="P15"><text:a xlink:type="simple" xlink:href="#__RefHeading___Toc123_1981061142" text:style-name="Index_20_Link" text:visited-style-name="Index_20_Link">2.3.4Ardino Node<text:tab/>3</text:a></text:p>
          <text:p text:style-name="P15"><text:a xlink:type="simple" xlink:href="#__RefHeading___Toc125_1981061142" text:style-name="Index_20_Link" text:visited-style-name="Index_20_Link">2.3.5Webapp<text:tab/>3</text:a></text:p>
          <text:p text:style-name="P15"><text:a xlink:type="simple" xlink:href="#__RefHeading___Toc127_1981061142" text:style-name="Index_20_Link" text:visited-style-name="Index_20_Link">2.3.6CRUD<text:tab/>3</text:a></text:p>
          <text:p text:style-name="P14"><text:a xlink:type="simple" xlink:href="#__RefHeading___Toc262_1981061142" text:style-name="Index_20_Link" text:visited-style-name="Index_20_Link">2.4Installation<text:tab/>3</text:a></text:p>
          <text:p text:style-name="P14"><text:a xlink:type="simple" xlink:href="#__RefHeading___Toc264_1981061142" text:style-name="Index_20_Link" text:visited-style-name="Index_20_Link">2.5Configuration<text:tab/>3</text:a></text:p>
        </text:index-body>
      </text:table-of-content>
      <text:h text:style-name="P3" text:outline-level="1"/>
      <text:p text:style-name="P6"/>
      <text:h text:style-name="Heading_20_1" text:outline-level="1"><text:bookmark-start text:name="__RefHeading___Toc107_1981061142"/>Overview<text:bookmark-end text:name="__RefHeading___Toc107_1981061142"/></text:h>
      <text:p text:style-name="P4">Inserire qui overview</text:p>
      <text:p text:style-name="Text_20_body"/>
      <text:h text:style-name="P8" text:outline-level="1">System description</text:h>
      <text:h text:style-name="P10" text:outline-level="2">Data flow</text:h>
      <text:p text:style-name="P5"/>
      <text:h text:style-name="P9" text:outline-level="2"><text:bookmark-start text:name="__RefHeading___Toc254_1981061142"/>Hardware<text:bookmark-end text:name="__RefHeading___Toc254_1981061142"/></text:h>
      <text:h text:style-name="P11" text:outline-level="3"><text:bookmark-start text:name="__RefHeading___Toc256_1981061142"/>Main computer<text:bookmark-end text:name="__RefHeading___Toc256_1981061142"/></text:h>
      <text:h text:style-name="Heading_20_3" text:outline-level="3"><text:bookmark-start text:name="__RefHeading___Toc258_1981061142"/>HUB<text:bookmark-end text:name="__RefHeading___Toc258_1981061142"/></text:h>
      <text:h text:style-name="Heading_20_3" text:outline-level="3"><text:bookmark-start text:name="__RefHeading___Toc260_1981061142"/>Node<text:bookmark-end text:name="__RefHeading___Toc260_1981061142"/></text:h>
      <text:p text:style-name="P2"/>
      <text:h text:style-name="Heading_20_2" text:outline-level="2"><text:bookmark-start text:name="__RefHeading___Toc115_1981061142"/>Software<text:bookmark-end text:name="__RefHeading___Toc115_1981061142"/></text:h>
      <text:h text:style-name="Heading_20_3" text:outline-level="3"><text:bookmark-start text:name="__RefHeading___Toc117_1981061142"/>Database<text:bookmark-end text:name="__RefHeading___Toc117_1981061142"/></text:h>
      <text:h text:style-name="Heading_20_3" text:outline-level="3"><text:bookmark-start text:name="__RefHeading___Toc119_1981061142"/>Python<text:bookmark-end text:name="__RefHeading___Toc119_1981061142"/></text:h>
      <text:h text:style-name="Heading_20_3" text:outline-level="3"><text:bookmark-start text:name="__RefHeading___Toc121_1981061142"/>Arduino HUB<text:bookmark-end text:name="__RefHeading___Toc121_1981061142"/></text:h>
      <text:h text:style-name="Heading_20_3" text:outline-level="3"><text:bookmark-start text:name="__RefHeading___Toc123_1981061142"/>Ardino Node<text:bookmark-end text:name="__RefHeading___Toc123_1981061142"/></text:h>
      <text:h text:style-name="Heading_20_3" text:outline-level="3"><text:bookmark-start text:name="__RefHeading___Toc125_1981061142"/>Webapp<text:bookmark-end text:name="__RefHeading___Toc125_1981061142"/></text:h>
      <text:h text:style-name="Heading_20_3" text:outline-level="3"><text:bookmark-start text:name="__RefHeading___Toc127_1981061142"/>CRUD<text:bookmark-end text:name="__RefHeading___Toc127_1981061142"/></text:h>
      <text:p text:style-name="P1"/>
      <text:p text:style-name="P1"/>
      <text:p text:style-name="P1"/>
      <text:h text:style-name="P9" text:outline-level="2"><text:bookmark-start text:name="__RefHeading___Toc262_1981061142"/>Installation<text:bookmark-end text:name="__RefHeading___Toc262_1981061142"/></text:h>
      <text:h text:style-name="P9" text:outline-level="2"><text:bookmark-start text:name="__RefHeading___Toc264_1981061142"/>Configuration<text:bookmark-end text:name="__RefHeading___Toc264_198106114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loext:contextual-spacing="false" fo:text-indent="-0.76cm" style:auto-text-indent="true" text:number-lines="true" text:line-number="1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Quotations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2:24:16.397002779</meta:creation-date>
    <dc:date>2016-01-02T12:51:28.653748427</dc:date>
    <meta:editing-duration>PT11M29S</meta:editing-duration>
    <meta:editing-cycles>4</meta:editing-cycles>
    <meta:generator>LibreOffice/5.0.2.2$Linux_x86 LibreOffice_project/00m0$Build-2</meta:generator>
    <meta:document-statistic meta:table-count="0" meta:image-count="0" meta:object-count="0" meta:page-count="3" meta:paragraph-count="34" meta:word-count="78" meta:character-count="466" meta:non-whitespace-character-count="438"/>
  </office:meta>
</office:document-meta>
</file>